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7000000999BBEE588848D778F.png" manifest:media-type="image/png"/>
  <manifest:file-entry manifest:full-path="Pictures/10000000000003C000000236BA88969F06875B6F.png" manifest:media-type="image/png"/>
  <manifest:file-entry manifest:full-path="Pictures/10000000000003BF00000230787E67FB6F47FB8E.png" manifest:media-type="image/png"/>
  <manifest:file-entry manifest:full-path="Pictures/10000000000003C1000001FD6285B07C89B13D01.png" manifest:media-type="image/png"/>
  <manifest:file-entry manifest:full-path="Pictures/100000000000052700000099A9967073FF5DD60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7fa5" officeooo:paragraph-rsid="0009147a"/>
    </style:style>
    <style:style style:name="P2" style:family="paragraph" style:parent-style-name="Standard">
      <style:text-properties officeooo:rsid="0009147a" officeooo:paragraph-rsid="0009147a"/>
    </style:style>
    <style:style style:name="P3" style:family="paragraph" style:parent-style-name="Standard">
      <style:text-properties officeooo:rsid="0009147a" officeooo:paragraph-rsid="0009147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4e75_02</text:p>
      <text:p text:style-name="P2">3</text:p>
      <text:p text:style-name="P2"><draw:frame draw:style-name="fr1" draw:name="Figura1" text:anchor-type="paragraph" svg:width="17cm" svg:height="10.022cm" draw:z-index="0"><draw:image xlink:href="Pictures/10000000000003C000000236BA88969F06875B6F.png" xlink:type="simple" xlink:show="embed" xlink:actuate="onLoad"/></draw:frame></text:p>
      <text:p text:style-name="P2"><draw:frame draw:style-name="fr1" draw:name="Figura2" text:anchor-type="paragraph" svg:width="17cm" svg:height="9.927cm" draw:z-index="1"><draw:image xlink:href="Pictures/10000000000003BF00000230787E67FB6F47FB8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igura3" text:anchor-type="paragraph" svg:width="17cm" svg:height="9.003cm" draw:z-index="2"><draw:image xlink:href="Pictures/10000000000003C1000001FD6285B07C89B13D01.png" xlink:type="simple" xlink:show="embed" xlink:actuate="onLoad"/></draw:frame><text:soft-page-break/></text:p>
      <text:p text:style-name="P2"><draw:frame draw:style-name="fr1" draw:name="Figura4" text:anchor-type="paragraph" svg:width="17cm" svg:height="1.97cm" draw:z-index="3"><draw:image xlink:href="Pictures/100000000000052700000099A9967073FF5DD604.png" xlink:type="simple" xlink:show="embed" xlink:actuate="onLoad"/></draw:frame></text:p>
      <text:p text:style-name="P2"><draw:frame draw:style-name="fr1" draw:name="Figura5" text:anchor-type="paragraph" svg:width="17cm" svg:height="2.02cm" draw:z-index="4"><draw:image xlink:href="Pictures/1000000000000507000000999BBEE588848D778F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6:45:25.542000000</meta:creation-date>
    <dc:date>2018-04-06T16:54:58.420000000</dc:date>
    <meta:editing-duration>PT9M17S</meta:editing-duration>
    <meta:editing-cycles>5</meta:editing-cycles>
    <meta:generator>LibreOffice/5.3.1.2$Windows_X86_64 LibreOffice_project/e80a0e0fd1875e1696614d24c32df0f95f03deb2</meta:generator>
    <meta:document-statistic meta:table-count="0" meta:image-count="5" meta:object-count="0" meta:page-count="2" meta:paragraph-count="2" meta:word-count="2" meta:character-count="9" meta:non-whitespace-character-count="9"/>
  </office:meta>
</office:document-meta>
</file>